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The planet Color-Gaya is home to two species: Blues and Greens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Blues are called so because they are blue. They are intelligent and social.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Greens, like Blues, are called so because they are green. They are as intelligent and social as Blues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On Color-Gaya there are also strange balls of energy known as Red Orbs. You can see one below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Only Blues can see the Red Orbs – Greens cannot. More importantly, Blues have a protective coat that allows them to touch Red Orbs and not get hurt by their high energy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Greens do not have a strong enough protective coat. If they bump into a Red Orb by mistake, the high energy kills them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0.814cm" presentation:class="subtitle" presentation:user-transformed="true">
          <draw:text-box>
            <text:p>It is not common but, occasionally, a Blue will kill a Green using the fact they can’t see Red Orb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6-21T18:54:34.318568440</dc:date>
    <meta:editing-duration>PT4M3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